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text-properties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text:p>
      <text:p text:style-name="P2">Unser Projekt fingen wir an, weil wir Probleme in den heutigen Diktierprogrammen entdeckt hatten, welche uns ziemlich gestört hatte. Oftmals war es so, dass die Satzzeichen nicht ergänzt wurden und so der diktierte Satz einen ganz anderen Sinn hatten. Diese Zeichen musste man dann selbst ergänzen oder mit diktieren. Wenn man diese mit diktiert hat, wurden sie meistens auch als Wörter geschrieben und nicht als die Satzzeichen selbst. Das hat dann oft Probleme erzeugt, zum <text:s/>Beispiel bei der Spracherkennung oder bei dem Sinn der verschickten Nachrichten. Das hat in vielen Lagen des Lebens nicht geholfen.</text:p>
      <text:p text:style-name="P2"/>
      <text:p text:style-name="P1">Lösungsideen:</text:p>
      <text:p text:style-name="P2">Wir haben uns dann sehr viele Gedanken über die verschiedensten Ideen gemacht, um diese grundlegenden Probleme zu beseitigen. Wir haben uns deswegen Gedanken darüber gemacht, wie man die Diktierfunktion verbessern könnte, um sie angenehmer für Nutzer zu machen. Wir haben dann verschiedene Lösungsvorschläge von uns als Ideen gesammelt. Nach einer längeren Überlegung haben wir daran gedacht, dass wir, die Menschen wissen, wie und wo grammatische Regeln gelten. Wir Menschen haben diese Regeln nach und nach in unserem Leben gelernt und in unserem Gedächtnis „abgespeichert“. Wir dachten uns: Wieso benutzen wir nicht solch eine Technik, um diese Diktierfunktionen zu verbessern? Deswegen haben wir als Lösungsidee für die Probleme die neuronalen Netze festge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11T15:09:05.88</meta:creation-date>
    <dc:date>2019-06-01T17:10:55.03</dc:date>
    <meta:editing-duration>PT18H45M14S</meta:editing-duration>
    <meta:editing-cycles>2</meta:editing-cycles>
    <meta:generator>OpenOffice/4.1.5$Win32 OpenOffice.org_project/415m1$Build-9789</meta:generator>
    <meta:document-statistic meta:table-count="0" meta:image-count="0" meta:object-count="0" meta:page-count="1" meta:paragraph-count="4" meta:word-count="208" meta:character-count="1394"/>
  </office:meta>
</office:document-meta>
</file>